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 style:data-style-name="N81"/>
    <style:style style:name="ce2" style:family="table-cell" style:parent-style-name="Default" style:data-style-name="N66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velocity_err</text:p>
          </table:table-cell>
          <table:table-cell office:value-type="string" calcext:value-type="string">
            <text:p>redshift</text:p>
          </table:table-cell>
          <table:table-cell office:value-type="string" calcext:value-type="string">
            <text:p>redshift_err</text:p>
          </table:table-cell>
          <table:table-cell table:style-name="Default" office:value-type="string" calcext:value-type="string">
            <text:p>ra</text:p>
          </table:table-cell>
          <table:table-cell table:style-name="Default" office:value-type="string" calcext:value-type="string">
            <text:p>dec</text:p>
          </table:table-cell>
          <table:table-cell table:style-name="Default" office:value-type="string" calcext:value-type="string">
            <text:p>is_gc</text:p>
          </table:table-cell>
          <table:table-cell table:style-name="Default" office:value-type="string" calcext:value-type="string">
            <text:p>is_associated</text:p>
          </table:table-cell>
        </table:table-row>
        <table:table-row table:style-name="ro1">
          <table:table-cell office:value-type="string" calcext:value-type="string">
            <text:p>Gcs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NGC_247_obj1</text:p>
          </table:table-cell>
          <table:table-cell office:value-type="float" office:value="162" calcext:value-type="float">
            <text:p>162</text:p>
          </table:table-cell>
          <table:table-cell office:value-type="float" office:value="21" calcext:value-type="float">
            <text:p>21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071" calcext:value-type="float">
            <text:p>0.000071</text:p>
          </table:table-cell>
          <table:table-cell office:value-type="time" office:time-value="PT00H47M07.583S" calcext:value-type="time">
            <text:p>00:47:07.58</text:p>
          </table:table-cell>
          <table:table-cell office:value-type="time" office:time-value="-PT20H45M30.67S" calcext:value-type="time">
            <text:p>-20:45:30.6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GC_247_obj2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1700" calcext:value-type="float">
            <text:p>1.70E+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55" calcext:value-type="float">
            <text:p>0.0055</text:p>
          </table:table-cell>
          <table:table-cell office:value-type="time" office:time-value="PT00H47M07.534S" calcext:value-type="time">
            <text:p>00:47:07.53</text:p>
          </table:table-cell>
          <table:table-cell office:value-type="time" office:time-value="-PT20H45M21.64S" calcext:value-type="time">
            <text:p>-20:45:21.64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GC_247_obj3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059" calcext:value-type="float">
            <text:p>0.000059</text:p>
          </table:table-cell>
          <table:table-cell office:value-type="time" office:time-value="PT00H47M07.437S" calcext:value-type="time">
            <text:p>00:47:07.44</text:p>
          </table:table-cell>
          <table:table-cell office:value-type="time" office:time-value="-PT20H45M21.05S" calcext:value-type="time">
            <text:p>-20:45:21.05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GCs2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NGC_247_obj1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27" calcext:value-type="float">
            <text:p>0.00027</text:p>
          </table:table-cell>
          <table:table-cell office:value-type="time" office:time-value="PT00H47M13.413S" calcext:value-type="time">
            <text:p>00:47:13.41</text:p>
          </table:table-cell>
          <table:table-cell office:value-type="time" office:time-value="-PT20H47M22.2S" calcext:value-type="time">
            <text:p>-20:47:22.20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GC_247_obj2</text:p>
          </table:table-cell>
          <table:table-cell office:value-type="float" office:value="169" calcext:value-type="float">
            <text:p>169</text:p>
          </table:table-cell>
          <table:table-cell table:style-name="ce1" office:value-type="float" office:value="5000" calcext:value-type="float">
            <text:p>5.00E+03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17" calcext:value-type="float">
            <text:p>0.017</text:p>
          </table:table-cell>
          <table:table-cell office:value-type="time" office:time-value="PT00H47M14.14S" calcext:value-type="time">
            <text:p>00:47:14.14</text:p>
          </table:table-cell>
          <table:table-cell office:value-type="time" office:time-value="-PT20H47M21.47S" calcext:value-type="time">
            <text:p>-20:47:21.47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GC_247_obj3</text:p>
          </table:table-cell>
          <table:table-cell office:value-type="float" office:value="148" calcext:value-type="float">
            <text:p>148</text:p>
          </table:table-cell>
          <table:table-cell office:value-type="float" office:value="39" calcext:value-type="float">
            <text:p>39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13" calcext:value-type="float">
            <text:p>0.00013</text:p>
          </table:table-cell>
          <table:table-cell office:value-type="time" office:time-value="PT00H47M14.18S" calcext:value-type="time">
            <text:p>00:47:14.18</text:p>
          </table:table-cell>
          <table:table-cell office:value-type="time" office:time-value="-PT20H47M17.35S" calcext:value-type="time">
            <text:p>-20:47:17.3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1-17T14:45:25.125109661</dc:date>
    <meta:editing-duration>PT2H4M13S</meta:editing-duration>
    <meta:editing-cycles>15</meta:editing-cycles>
    <meta:generator>LibreOffice/7.3.7.2$Linux_X86_64 LibreOffice_project/30$Build-2</meta:generator>
    <meta:document-statistic meta:table-count="1" meta:cell-count="65" meta:object-count="0"/>
  </office:meta>
</office:document-meta>
</file>